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</office:automatic-styles>
  <office:body>
    <office:text text:use-soft-page-breaks="true">
      <text:p text:style-name="P1">Step 0: install libraries</text:p>
      <text:p text:style-name="Standard"/>
      <text:p text:style-name="Standard">!pip install torch torchvision torchaudio</text:p>
      <text:p text:style-name="Standard">!pip install torch-geometric</text:p>
      <text:p text:style-name="Standard"/>
      <text:p text:style-name="Standard">On colab, add:</text:p>
      <text:p text:style-name="Standard"/>
      <text:p text:style-name="Standard">!pip install torch-scatter torch-sparse torch-geometric -f<text:s/><text:a xlink:href="https://data.pyg.org/whl/torch-2.0.0+cpu.html" office:target-frame-name="_top" xlink:show="replace">https://data.pyg.org/whl/torch-2.0.0+cpu.html</text:a></text:p>
      <text:p text:style-name="Standard"/>
      <text:p text:style-name="Standard">Step 1: Load and inspect raw data</text:p>
      <text:p text:style-name="Standard"/>
      <text:p text:style-name="Standard">import pandas as pd</text:p>
      <text:p text:style-name="Standard"/>
      <text:p text:style-name="Standard"># Load team attributes</text:p>
      <text:p text:style-name="Standard">attributes_df = pd.read_csv("team_attributes.csv", index_col="Team")</text:p>
      <text:p text:style-name="Standard">print(attributes_df.head())</text:p>
      <text:p text:style-name="Standard"/>
      <text:p text:style-name="Standard"># Load match data</text:p>
      <text:p text:style-name="Standard">matches_df = pd.read_csv("team_matches.csv")</text:p>
      <text:p text:style-name="Standard">print(matches_df.head())</text:p>
      <text:p text:style-name="Standard"/>
      <text:p text:style-name="Standard">Step 2: Create Team Index Map: Convert team names to integer indices for graph nodes.</text:p>
      <text:p text:style-name="Standard"/>
      <text:p text:style-name="Standard">team_to_idx = {team: i for i, team in enumerate(attributes_df.index)}</text:p>
      <text:p text:style-name="Standard">idx_to_team = {i: team for team, i in team_to_idx.items()}</text:p>
      <text:p text:style-name="Standard"/>
      <text:p text:style-name="Standard">Step 3: Build Edge Index (from matches)</text:p>
      <text:p text:style-name="Standard"/>
      <text:p text:style-name="Standard">import torch</text:p>
      <text:p text:style-name="Standard"/>
      <text:p text:style-name="Standard"># Convert matches to edges (undirected)</text:p>
      <text:p text:style-name="Standard">edges = []</text:p>
      <text:p text:style-name="Standard">for _, row in matches_df.iterrows():</text:p>
      <text:p text:style-name="Standard"><text:s text:c="4"/>src = team_to_idx.get(row['Team1'])</text:p>
      <text:p text:style-name="Standard"><text:s text:c="4"/>dst = team_to_idx.get(row['Team2'])</text:p>
      <text:p text:style-name="Standard"><text:s text:c="4"/>if src is not None and dst is not None:</text:p>
      <text:p text:style-name="Standard"><text:s text:c="8"/>edges.append([src, dst])</text:p>
      <text:p text:style-name="Standard"><text:s text:c="8"/>edges.append([dst, src]) <text:s/># undirected graph</text:p>
      <text:p text:style-name="Standard"/>
      <text:p text:style-name="Standard">edge_index = torch.tensor(edges, dtype=torch.long).t().contiguous()</text:p>
      <text:p text:style-name="Standard">print(edge_index.shape) <text:s/># should be [2, num_edges]</text:p>
      <text:p text:style-name="Standard"/>
      <text:p text:style-name="Standard">Step 4: Convert Node Features to Tensor</text:p>
      <text:p text:style-name="Standard">x = torch.tensor(attributes_df.values, dtype=torch.float)</text:p>
      <text:p text:style-name="Standard">print(x.shape) <text:s/># [num_teams, num_features]</text:p>
      <text:p text:style-name="Standard"/>
      <text:p text:style-name="Standard">Step 5: Create PyG<text:s/><text:span text:style-name="SourceText">Data</text:span><text:s/>Object</text:p>
      <text:p text:style-name="Standard"/>
      <text:p text:style-name="Standard">from torch_geometric.data import Data</text:p>
      <text:p text:style-name="Standard"/>
      <text:p text:style-name="Standard">data = Data(x=x, edge_index=edge_index)</text:p>
      <text:p text:style-name="Standard">print(data)</text:p>
      <text:p text:style-name="Standard"/>
      <text:p text:style-name="Standard">Step 6: Define the GraphSAGE Model</text:p>
      <text:p text:style-name="Standard">import torch.nn as nn</text:p>
      <text:p text:style-name="Standard">from torch_geometric.nn import SAGEConv</text:p>
      <text:p text:style-name="Standard"/>
      <text:p text:style-name="Standard">class GraphSAGE(nn.Module):</text:p>
      <text:p text:style-name="Standard"><text:s text:c="4"/>def __init__(self, in_channels, hidden_channels, out_channels):</text:p>
      <text:p text:style-name="Standard"><text:s text:c="8"/>super().__init__()</text:p>
      <text:p text:style-name="Standard"><text:s text:c="8"/>self.conv1 = SAGEConv(in_channels, hidden_channels)</text:p>
      <text:p text:style-name="Standard"><text:s text:c="8"/>self.conv2 = SAGEConv(hidden_channels, out_channels)</text:p>
      <text:p text:style-name="Standard"/>
      <text:p text:style-name="Standard"><text:s text:c="4"/>def forward(self, data):</text:p>
      <text:p text:style-name="Standard"><text:s text:c="8"/>x, edge_index = data.x, data.edge_index</text:p>
      <text:p text:style-name="Standard"><text:s text:c="8"/>x = self.conv1(x, edge_index)</text:p>
      <text:p text:style-name="Standard"><text:s text:c="8"/>x = torch.relu(x)</text:p>
      <text:p text:style-name="Standard"><text:s text:c="8"/>x = self.conv2(x, edge_index)</text:p>
      <text:p text:style-name="Standard"><text:s text:c="8"/>return x</text:p>
      <text:p text:style-name="Standard"/>
      <text:p text:style-name="Standard">Step 7:<text:s/><text:span text:style-name="StrongEmphasis">Train the GraphSAGE Model (Unsupervised)</text:span></text:p>
      <text:p text:style-name="Textbody">You don’t have target labels, so we’ll train it like an autoencoder using node features as pseudo-targets. This is a placeholder for real contrastive or unsupervised graph objectives.</text:p>
      <text:p text:style-name="Standard">model = GraphSAGE(</text:p>
      <text:p text:style-name="Standard"><text:s text:c="4"/>in_channels=data.num_node_features,</text:p>
      <text:p text:style-name="Standard"><text:s text:c="4"/>hidden_channels=16,</text:p>
      <text:p text:style-name="Standard"><text:s text:c="4"/>out_channels=8 <text:s/># final embedding dimension</text:p>
      <text:p text:style-name="Standard">)</text:p>
      <text:p text:style-name="Standard"/>
      <text:p text:style-name="Standard">optimizer = torch.optim.Adam(model.parameters(), lr=0.01)</text:p>
      <text:p text:style-name="Standard">criterion = nn.MSELoss()</text:p>
      <text:p text:style-name="Standard"/>
      <text:p text:style-name="Standard">model.train()</text:p>
      <text:p text:style-name="Standard">for epoch in range(100):</text:p>
      <text:p text:style-name="Standard"><text:s text:c="4"/>optimizer.zero_grad()</text:p>
      <text:p text:style-name="Standard"><text:s text:c="4"/>out = model(data) <text:s/># node embeddings</text:p>
      <text:p text:style-name="Standard"><text:s text:c="4"/>loss = criterion(out, data.x) <text:s/># reconstruct features</text:p>
      <text:p text:style-name="Standard"><text:s text:c="4"/>loss.backward()</text:p>
      <text:p text:style-name="Standard"><text:s text:c="4"/>optimizer.step()</text:p>
      <text:p text:style-name="Standard"/>
      <text:p text:style-name="Standard"><text:s text:c="4"/>if epoch % 10 == 0:</text:p>
      <text:p text:style-name="Standard"><text:s text:c="8"/>print(f"Epoch {epoch}, Loss: {loss.item():.4f}")</text:p>
      <text:p text:style-name="Standard"/>
      <text:p text:style-name="Standard">Step 8: Get the node embeddings</text:p>
      <text:p text:style-name="Standard"/>
      <text:p text:style-name="Standard">model.eval()</text:p>
      <text:p text:style-name="Standard">with torch.no_grad():</text:p>
      <text:soft-page-break/>
      <text:p text:style-name="Standard"><text:s text:c="4"/>embeddings = model(data) <text:s/># shape: [num_teams, 8]</text:p>
      <text:p text:style-name="Standard"/>
      <text:p text:style-name="Standard"/>
      <text:p text:style-name="Standard">*** Elbow method (Do it here before clustering)</text:p>
      <text:p text:style-name="Standard">from sklearn.cluster import KMeans</text:p>
      <text:p text:style-name="Standard">import matplotlib.pyplot as plt</text:p>
      <text:p text:style-name="Standard"/>
      <text:p text:style-name="Standard">sse = []</text:p>
      <text:p text:style-name="Standard">k_range = range(2, 11) <text:s/># Try cluster counts from 2 to 10</text:p>
      <text:p text:style-name="Standard"/>
      <text:p text:style-name="Standard">for k in k_range:</text:p>
      <text:p text:style-name="Standard"><text:s text:c="4"/>kmeans = KMeans(n_clusters=k, random_state=42)</text:p>
      <text:p text:style-name="Standard"><text:s text:c="4"/>kmeans.fit(embeddings)</text:p>
      <text:p text:style-name="Standard"><text:s text:c="4"/>sse.append(kmeans.inertia_) <text:s/># Sum of squared distances to centroids</text:p>
      <text:p text:style-name="Standard"/>
      <text:p text:style-name="Standard"># Plot the elbow curve</text:p>
      <text:p text:style-name="Standard">plt.figure(figsize=(8, 5))</text:p>
      <text:p text:style-name="Standard">plt.plot(k_range, sse, marker='o')</text:p>
      <text:p text:style-name="Standard">plt.xlabel("Number of clusters (k)")</text:p>
      <text:p text:style-name="Standard">plt.ylabel("Sum of Squared Errors (SSE)")</text:p>
      <text:p text:style-name="Standard">plt.title("Elbow Method for Choosing k")</text:p>
      <text:p text:style-name="Standard">plt.grid(True)</text:p>
      <text:p text:style-name="Standard">plt.show()</text:p>
      <text:p text:style-name="Standard"/>
      <text:p text:style-name="Standard"/>
      <text:p text:style-name="Standard">******Silhouette method (do it here before clustering)</text:p>
      <text:p text:style-name="Standard">from sklearn.metrics import silhouette_score</text:p>
      <text:p text:style-name="Standard"/>
      <text:p text:style-name="Standard">print("Silhouette scores:")</text:p>
      <text:p text:style-name="Standard">for k in k_range:</text:p>
      <text:p text:style-name="Standard"><text:s text:c="4"/>kmeans = KMeans(n_clusters=k, random_state=42)</text:p>
      <text:p text:style-name="Standard"><text:s text:c="4"/>labels = kmeans.fit_predict(embeddings)</text:p>
      <text:p text:style-name="Standard"><text:s text:c="4"/>score = silhouette_score(embeddings, labels)</text:p>
      <text:p text:style-name="Standard"><text:s text:c="4"/>print(f"k = {k}, silhouette score = {score:.4f}")</text:p>
      <text:p text:style-name="Standard"/>
      <text:p text:style-name="Standard"/>
      <text:p text:style-name="Standard">Visualization of silhouette score</text:p>
      <text:p text:style-name="Standard"/>
      <text:p text:style-name="Standard">scores = []</text:p>
      <text:p text:style-name="Standard">for k in k_range:</text:p>
      <text:p text:style-name="Standard"><text:s text:c="4"/>kmeans = KMeans(n_clusters=k, random_state=42)</text:p>
      <text:p text:style-name="Standard"><text:s text:c="4"/>labels = kmeans.fit_predict(embeddings)</text:p>
      <text:p text:style-name="Standard"><text:s text:c="4"/>scores.append(silhouette_score(embeddings, labels))</text:p>
      <text:p text:style-name="Standard"/>
      <text:p text:style-name="Standard">plt.figure(figsize=(8, 5))</text:p>
      <text:p text:style-name="Standard">plt.plot(k_range, scores, marker='o', color='green')</text:p>
      <text:p text:style-name="Standard">plt.xlabel("Number of clusters (k)")</text:p>
      <text:p text:style-name="Standard">plt.ylabel("Silhouette Score")</text:p>
      <text:p text:style-name="Standard">plt.title("Silhouette Scores for Different k")</text:p>
      <text:soft-page-break/>
      <text:p text:style-name="Standard">plt.grid(True)</text:p>
      <text:p text:style-name="Standard">plt.show()</text:p>
      <text:p text:style-name="Standard"/>
      <text:p text:style-name="Standard"/>
      <text:p text:style-name="Standard"/>
      <text:p text:style-name="Standard">Step 9: Cluster the embeddings</text:p>
      <text:p text:style-name="Standard"/>
      <text:p text:style-name="Standard">from sklearn.cluster import KMeans</text:p>
      <text:p text:style-name="Standard"/>
      <text:p text:style-name="Standard">k = 4 <text:s/># or choose using silhouette/elbow method</text:p>
      <text:p text:style-name="Standard">kmeans = KMeans(n_clusters=k, random_state=42)</text:p>
      <text:p text:style-name="Standard">labels = kmeans.fit_predict(embeddings.numpy())</text:p>
      <text:p text:style-name="Standard"/>
      <text:p text:style-name="Standard">Step 10: Match Cluster Labels Back to Team Names</text:p>
      <text:p text:style-name="Standard"/>
      <text:p text:style-name="Standard">import pandas as pd</text:p>
      <text:p text:style-name="Standard"/>
      <text:p text:style-name="Standard">cluster_df = pd.DataFrame({</text:p>
      <text:p text:style-name="Standard"><text:s text:c="4"/>"Team": attributes_df.index,</text:p>
      <text:p text:style-name="Standard"><text:s text:c="4"/>"Cluster": labels</text:p>
      <text:p text:style-name="Standard">})</text:p>
      <text:p text:style-name="Standard"/>
      <text:p text:style-name="Standard">print(cluster_df.sort_values("Cluster").head(10))</text:p>
      <text:p text:style-name="Standard"/>
      <text:p text:style-name="Standard">Step 11: Visualize with PCA</text:p>
      <text:p text:style-name="Standard"/>
      <text:p text:style-name="Standard">from sklearn.decomposition import PCA</text:p>
      <text:p text:style-name="Standard">import matplotlib.pyplot as plt</text:p>
      <text:p text:style-name="Standard"/>
      <text:p text:style-name="Standard">pca = PCA(n_components=2)</text:p>
      <text:p text:style-name="Standard">reduced = pca.fit_transform(embeddings)</text:p>
      <text:p text:style-name="Standard"/>
      <text:p text:style-name="Standard">plt.figure(figsize=(8,6))</text:p>
      <text:p text:style-name="Standard">plt.scatter(reduced[:,0], reduced[:,1], c=labels, cmap="Set2", s=60)</text:p>
      <text:p text:style-name="Standard">plt.title("Team Clusters (GraphSAGE Embeddings + KMeans)")</text:p>
      <text:p text:style-name="Standard">plt.xlabel("PCA 1")</text:p>
      <text:p text:style-name="Standard">plt.ylabel("PCA 2")</text:p>
      <text:p text:style-name="Standard">plt.show()</text:p>
      <text:p text:style-name="Standard"/>
      <text:p text:style-name="Standard"/>
      <text:p text:style-name="Standard">Visualization: Run both<text:s/><text:span text:style-name="StrongEmphasis">PCA</text:span><text:s/>and<text:s/><text:span text:style-name="StrongEmphasis">t-SNE</text:span><text:s/>on your GraphSAGE embeddings and visualize the results side-by-side in Python.<text:s/><text:line-break/></text:p>
      <text:p text:style-name="Standard">Step 1: Import libraries and get embeddings ready</text:p>
      <text:p text:style-name="Standard">import matplotlib.pyplot as plt</text:p>
      <text:p text:style-name="Standard">from sklearn.decomposition import PCA</text:p>
      <text:p text:style-name="Standard">from sklearn.manifold import TSNE</text:p>
      <text:p text:style-name="Standard"/>
      <text:p text:style-name="Standard"># Assuming you have your embeddings as a PyTorch tensor</text:p>
      <text:soft-page-break/>
      <text:p text:style-name="Standard">embeddings_np = embeddings.detach().cpu().numpy() <text:s/># Convert to NumPy array if needed</text:p>
      <text:p text:style-name="Standard"/>
      <text:p text:style-name="Standard">Step 2: Run PCA and t-SNE</text:p>
      <text:p text:style-name="Standard"/>
      <text:p text:style-name="Standard"># PCA: reduce to 2D</text:p>
      <text:p text:style-name="Standard">pca = PCA(n_components=2)</text:p>
      <text:p text:style-name="Standard">embeddings_pca = pca.fit_transform(embeddings_np)</text:p>
      <text:p text:style-name="Standard"/>
      <text:p text:style-name="Standard"># t-SNE: reduce to 2D (set random_state for reproducibility)</text:p>
      <text:p text:style-name="Standard">tsne = TSNE(n_components=2, random_state=42, perplexity=30)</text:p>
      <text:p text:style-name="Standard">embeddings_tsne = tsne.fit_transform(embeddings_np)</text:p>
      <text:p text:style-name="Standard"/>
      <text:p text:style-name="Standard">Step 3: plot both side by side-by-side</text:p>
      <text:p text:style-name="Standard">fig, axs = plt.subplots(1, 2, figsize=(14, 6))</text:p>
      <text:p text:style-name="Standard"/>
      <text:p text:style-name="Standard"># PCA plot</text:p>
      <text:p text:style-name="Standard">axs[0].scatter(embeddings_pca[:, 0], embeddings_pca[:, 1], s=50, c='blue', alpha=0.6)</text:p>
      <text:p text:style-name="Standard">axs[0].set_title("PCA Visualization")</text:p>
      <text:p text:style-name="Standard">axs[0].set_xlabel("PC 1")</text:p>
      <text:p text:style-name="Standard">axs[0].set_ylabel("PC 2")</text:p>
      <text:p text:style-name="Standard"/>
      <text:p text:style-name="Standard"># t-SNE plot</text:p>
      <text:p text:style-name="Standard">axs[1].scatter(embeddings_tsne[:, 0], embeddings_tsne[:, 1], s=50, c='red', alpha=0.6)</text:p>
      <text:p text:style-name="Standard">axs[1].set_title("t-SNE Visualization")</text:p>
      <text:p text:style-name="Standard">axs[1].set_xlabel("t-SNE 1")</text:p>
      <text:p text:style-name="Standard">axs[1].set_ylabel("t-SNE 2")</text:p>
      <text:p text:style-name="Standard"/>
      <text:p text:style-name="Standard">plt.show()</text:p>
      <text:p text:style-name="Standard"/>
      <text:p text:style-name="Standard">Optional: Use cluster labels for coloring if you already have them</text:p>
      <text:p text:style-name="Standard"/>
      <text:p text:style-name="Standard"># Example: color points by cluster label</text:p>
      <text:p text:style-name="Standard">colors = labels <text:s/># from KMeans clustering earlier</text:p>
      <text:p text:style-name="Standard"/>
      <text:p text:style-name="Standard">fig, axs = plt.subplots(1, 2, figsize=(14, 6))</text:p>
      <text:p text:style-name="Standard"/>
      <text:p text:style-name="Standard">axs[0].scatter(embeddings_pca[:, 0], embeddings_pca[:, 1], c=colors, cmap='tab10', s=50)</text:p>
      <text:p text:style-name="Standard">axs[0].set_title("PCA Visualization with Clusters")</text:p>
      <text:p text:style-name="Standard"/>
      <text:p text:style-name="Standard">axs[1].scatter(embeddings_tsne[:, 0], embeddings_tsne[:, 1], c=colors, cmap='tab10', s=50)</text:p>
      <text:p text:style-name="Standard">axs[1].set_title("t-SNE Visualization with Clusters")</text:p>
      <text:p text:style-name="Standard"/>
      <text:p text:style-name="Standard">plt.show()</text:p>
      <text:p text:style-name="Standard"/>
      <text:p text:style-name="Standard">Notes: This will give you two plots:</text:p>
      <text:list text:style-name="LFO2" text:continue-numbering="true">
        <text:list-item>
          <text:p text:style-name="P2"><text:span text:style-name="StrongEmphasis">PCA:</text:span><text:s/>A quick linear summary of variance</text:p>
        </text:list-item>
        <text:list-item>
          <text:p text:style-name="P3"><text:span text:style-name="StrongEmphasis">t-SNE:</text:span><text:s/>A nonlinear plot that usually shows clearer cluster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nimary Toby</dc:creator>
    <meta:creation-date>2025-06-06T12:28:00Z</meta:creation-date>
    <dc:date>2026-04-06T17:37:00Z</dc:date>
    <meta:template xlink:href="Normal" xlink:type="simple"/>
    <meta:editing-cycles>3</meta:editing-cycles>
    <meta:editing-duration>PT600S</meta:editing-duration>
    <meta:document-statistic meta:page-count="5" meta:paragraph-count="13" meta:word-count="1034" meta:character-count="6917" meta:row-count="49" meta:non-whitespace-character-count="5896"/>
  </office:meta>
</office:document-meta>
</file>